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Heading_20_5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Implement queue operations using linked list in C</text:p>
      <text:p text:style-name="P4">#include&lt;stdio.h&gt; </text:p>
      <text:p text:style-name="P4">#include&lt;stdlib.h&gt; </text:p>
      <text:p text:style-name="P4">struct node </text:p>
      <text:p text:style-name="P4">{ </text:p>
      <text:p text:style-name="P4">int data; </text:p>
      <text:p text:style-name="P4">struct node *next; </text:p>
      <text:p text:style-name="P4">}; </text:p>
      <text:p text:style-name="P4">struct node *front; </text:p>
      <text:p text:style-name="P4">struct node *rear; </text:p>
      <text:p text:style-name="P4">void insert(); </text:p>
      <text:p text:style-name="P4">void dequeue(); </text:p>
      <text:p text:style-name="P4">void display(); </text:p>
      <text:p text:style-name="P4">void main () </text:p>
      <text:p text:style-name="P4">{ </text:p>
      <text:p text:style-name="P4">int choice;</text:p>
      <text:p text:style-name="P4">printf("\nQUEUE OPERATIONS USING LINKED LIST");</text:p>
      <text:p text:style-name="P4">printf("\n1.insert an element\n2.Delete an element\n3.Display the queue\n4.Exit"); </text:p>
      <text:p text:style-name="P4">while(choice != 4) </text:p>
      <text:p text:style-name="P4">{ </text:p>
      <text:p text:style-name="P4">printf("\nEnter your choice ?"); </text:p>
      <text:p text:style-name="P4">scanf("%d",&amp; choice); </text:p>
      <text:p text:style-name="P4">switch(choice) </text:p>
      <text:p text:style-name="P4">{ </text:p>
      <text:p text:style-name="P4">case 1: </text:p>
      <text:p text:style-name="P4">insert(); </text:p>
      <text:p text:style-name="P4">break; </text:p>
      <text:p text:style-name="P4">case 2: </text:p>
      <text:p text:style-name="P4">dequeue(); </text:p>
      <text:p text:style-name="P4">break; </text:p>
      <text:p text:style-name="P4">case 3: </text:p>
      <text:p text:style-name="P4">display(); </text:p>
      <text:p text:style-name="P4">break; </text:p>
      <text:p text:style-name="P4">case 4: </text:p>
      <text:p text:style-name="P4">exit(0); </text:p>
      <text:p text:style-name="P4">break; </text:p>
      <text:p text:style-name="P4">default: </text:p>
      <text:p text:style-name="P4">printf("\nEnter valid choice\n"); </text:p>
      <text:p text:style-name="P4">} </text:p>
      <text:p text:style-name="P4">} </text:p>
      <text:p text:style-name="P4">} </text:p>
      <text:p text:style-name="P4">void insert() </text:p>
      <text:p text:style-name="P4">{ </text:p>
      <text:p text:style-name="P4">struct node *ptr; </text:p>
      <text:p text:style-name="P4"><text:soft-page-break/>int item; </text:p>
      <text:p text:style-name="P4">ptr = (struct node *) malloc (sizeof(struct node)); </text:p>
      <text:p text:style-name="P4">if(ptr == NULL) </text:p>
      <text:p text:style-name="P4">{ </text:p>
      <text:p text:style-name="P4">printf("\nOVERFLOW\n"); </text:p>
      <text:p text:style-name="P4">return; </text:p>
      <text:p text:style-name="P4">} </text:p>
      <text:p text:style-name="P4">else </text:p>
      <text:p text:style-name="P4">{ </text:p>
      <text:p text:style-name="P4">printf("\nEnter value : "); </text:p>
      <text:p text:style-name="P4">scanf("%d",&amp;item); </text:p>
      <text:p text:style-name="P4">ptr -&gt; data = item; </text:p>
      <text:p text:style-name="P4">if(front == NULL) </text:p>
      <text:p text:style-name="P4">{ </text:p>
      <text:p text:style-name="P4">front = ptr; </text:p>
      <text:p text:style-name="P4">rear = ptr; </text:p>
      <text:p text:style-name="P4">front -&gt; next = NULL; </text:p>
      <text:p text:style-name="P4">rear -&gt; next = NULL; </text:p>
      <text:p text:style-name="P4">} </text:p>
      <text:p text:style-name="P4">else </text:p>
      <text:p text:style-name="P4">{ </text:p>
      <text:p text:style-name="P4">rear -&gt; next = ptr; </text:p>
      <text:p text:style-name="P4">rear = ptr; </text:p>
      <text:p text:style-name="P4">rear-&gt;next = NULL; </text:p>
      <text:p text:style-name="P4">} </text:p>
      <text:p text:style-name="P4">} </text:p>
      <text:p text:style-name="P4">} </text:p>
      <text:p text:style-name="P4">void dequeue() </text:p>
      <text:p text:style-name="P4">{ </text:p>
      <text:p text:style-name="P4">struct node *ptr; </text:p>
      <text:p text:style-name="P4">if(front == NULL) </text:p>
      <text:p text:style-name="P4">{ </text:p>
      <text:p text:style-name="P4">printf("\nUNDERFLOW\n"); </text:p>
      <text:p text:style-name="P4">return; </text:p>
      <text:p text:style-name="P4">} </text:p>
      <text:p text:style-name="P4">else </text:p>
      <text:p text:style-name="P4">{ </text:p>
      <text:p text:style-name="P4">ptr = front; </text:p>
      <text:p text:style-name="P4">front = front -&gt; next; </text:p>
      <text:p text:style-name="P4">free(ptr); </text:p>
      <text:p text:style-name="P4">} </text:p>
      <text:p text:style-name="P4">} </text:p>
      <text:p text:style-name="P4">void display() </text:p>
      <text:p text:style-name="P4">{ </text:p>
      <text:p text:style-name="P4">struct node *ptr; </text:p>
      <text:p text:style-name="P4">ptr = front; </text:p>
      <text:p text:style-name="P4"><text:soft-page-break/>if(front == NULL) </text:p>
      <text:p text:style-name="P4">{ </text:p>
      <text:p text:style-name="P4">printf("\nEmpty queue\n"); </text:p>
      <text:p text:style-name="P4">} </text:p>
      <text:p text:style-name="P4">else </text:p>
      <text:p text:style-name="P4">{ printf("\nElements in the queue are : \n"); </text:p>
      <text:p text:style-name="P4">while(ptr != NULL) </text:p>
      <text:p text:style-name="P4">{ </text:p>
      <text:p text:style-name="P4">printf("\n%d\n",ptr -&gt; data); </text:p>
      <text:p text:style-name="P4">ptr = ptr -&gt; next; </text:p>
      <text:p text:style-name="P4">} </text:p>
      <text:p text:style-name="P4">} </text:p>
      <text:p text:style-name="Text_20_body">} </text:p>
      <text:h text:style-name="P5" text:outline-level="5">Output</text:h>
      <text:p text:style-name="P4">QUEUE OPERATIONS USING LINKED LIST</text:p>
      <text:p text:style-name="P4">1.insert an element</text:p>
      <text:p text:style-name="P4">2.Delete an element</text:p>
      <text:p text:style-name="P4">3.Display the queue</text:p>
      <text:p text:style-name="P4">4.Exit</text:p>
      <text:p text:style-name="P4">Enter your choice ?1</text:p>
      <text:p text:style-name="P4">Enter value : 5</text:p>
      <text:p text:style-name="P4">Enter your choice ?1</text:p>
      <text:p text:style-name="P4">Enter value : 6</text:p>
      <text:p text:style-name="P4">Enter your choice ?1</text:p>
      <text:p text:style-name="P4">Enter value : 7</text:p>
      <text:p text:style-name="P4">Enter your choice ?1</text:p>
      <text:p text:style-name="P4">Enter value : 8</text:p>
      <text:p text:style-name="P4">Enter your choice ?3</text:p>
      <text:p text:style-name="P4">Elements in the queue are :</text:p>
      <text:p text:style-name="P4">5</text:p>
      <text:p text:style-name="P4">6</text:p>
      <text:p text:style-name="P4">7</text:p>
      <text:p text:style-name="P4">8</text:p>
      <text:p text:style-name="P4">Enter your choice ?2</text:p>
      <text:p text:style-name="P4">Enter your choice ?3</text:p>
      <text:p text:style-name="P4">Elements in the queue are :</text:p>
      <text:p text:style-name="P4">6</text:p>
      <text:p text:style-name="P4">7</text:p>
      <text:p text:style-name="P4">8</text:p>
      <text:p text:style-name="P4">Enter your choice ?4</text:p>
      <text:p text:style-name="P4"/>
      <text:p text:style-name="P4"/>
      <text:p text:style-name="P4"/>
      <text:p text:style-name="P4"/>
      <text:p text:style-name="Standard"/>
      <text:p text:style-name="P1"><text:soft-page-break/>C program to Implement a Stack using Singly Linked List</text:p>
      <text:p text:style-name="Standard">/*</text:p>
      <text:p text:style-name="Standard"><text:s/>* C Program to Implement a Stack using Linked List</text:p>
      <text:p text:style-name="Standard"><text:s/>*/</text:p>
      <text:p text:style-name="Standard">#include &lt;stdio.h&gt;</text:p>
      <text:p text:style-name="Standard">#include &lt;stdlib.h&gt;</text:p>
      <text:p text:style-name="Standard"><text:s text:c="2"/></text:p>
      <text:p text:style-name="Standard">struct node {</text:p>
      <text:p text:style-name="Standard"><text:s text:c="4"/>int data;</text:p>
      <text:p text:style-name="Standard"><text:s text:c="4"/>struct node *next;</text:p>
      <text:p text:style-name="Standard">}*top;</text:p>
      <text:p text:style-name="Standard"><text:s/></text:p>
      <text:p text:style-name="Standard">/*</text:p>
      <text:p text:style-name="Standard">Initialize an empty stack</text:p>
      <text:p text:style-name="Standard">*/</text:p>
      <text:p text:style-name="Standard">void initialize() {</text:p>
      <text:p text:style-name="Standard"><text:s text:c="4"/>top = NULL;</text:p>
      <text:p text:style-name="Standard">} </text:p>
      <text:p text:style-name="Standard"><text:s/></text:p>
      <text:p text:style-name="Standard">/*</text:p>
      <text:p text:style-name="Standard">Checks if Stack is empty or not</text:p>
      <text:p text:style-name="Standard">*/</text:p>
      <text:p text:style-name="Standard">int isEmpty() {</text:p>
      <text:p text:style-name="Standard"><text:s text:c="4"/>if (top == NULL) </text:p>
      <text:p text:style-name="Standard"><text:s text:c="8"/>return 1;</text:p>
      <text:p text:style-name="Standard"><text:s text:c="4"/>else</text:p>
      <text:p text:style-name="Standard"><text:s text:c="8"/>return 0;</text:p>
      <text:p text:style-name="Standard">}</text:p>
      <text:p text:style-name="Standard"><text:s/></text:p>
      <text:p text:style-name="Standard">/*</text:p>
      <text:p text:style-name="Standard">Returns the top element of Stack</text:p>
      <text:p text:style-name="Standard">*/</text:p>
      <text:p text:style-name="Standard">int peek() {</text:p>
      <text:p text:style-name="Standard"><text:s text:c="4"/>return top-&gt;data;</text:p>
      <text:p text:style-name="Standard">}</text:p>
      <text:p text:style-name="Standard"><text:s/></text:p>
      <text:p text:style-name="Standard">/* Count stack elements */</text:p>
      <text:p text:style-name="Standard">int getStackSize(struct node *head){</text:p>
      <text:p text:style-name="Standard"><text:s text:c="4"/>/* Input Validation */</text:p>
      <text:p text:style-name="Standard"><text:s text:c="4"/>if (head == NULL) { </text:p>
      <text:p text:style-name="Standard"><text:s text:c="7"/>printf("Error : Invalid stack pointer !!!\n"); <text:s text:c="6"/></text:p>
      <text:p text:style-name="Standard"><text:s text:c="7"/>return; <text:s/></text:p>
      <text:p text:style-name="Standard"><text:s text:c="4"/>}</text:p>
      <text:p text:style-name="Standard"><text:s text:c="6"/></text:p>
      <text:p text:style-name="Standard"><text:s text:c="4"/>int length = 0;</text:p>
      <text:p text:style-name="Standard"><text:s text:c="4"/>while(head != NULL){</text:p>
      <text:p text:style-name="Standard"><text:s text:c="8"/>head = head-&gt;next;</text:p>
      <text:p text:style-name="Standard"><text:s text:c="8"/>length++;</text:p>
      <text:p text:style-name="Standard"><text:s text:c="4"/>}</text:p>
      <text:p text:style-name="Standard"><text:s text:c="4"/>return length;</text:p>
      <text:p text:style-name="Standard">}</text:p>
      <text:p text:style-name="Standard"><text:s/></text:p>
      <text:p text:style-name="Standard"><text:soft-page-break/>/* </text:p>
      <text:p text:style-name="Standard">Push an Element in Stack </text:p>
      <text:p text:style-name="Standard">*/</text:p>
      <text:p text:style-name="Standard">void push(int num) {</text:p>
      <text:p text:style-name="Standard"><text:s text:c="4"/>struct node *temp;</text:p>
      <text:p text:style-name="Standard"><text:s text:c="4"/>temp =(struct node *)malloc(1*sizeof(struct node));</text:p>
      <text:p text:style-name="Standard"><text:s text:c="4"/>temp-&gt;data = num;</text:p>
      <text:p text:style-name="Standard"><text:s text:c="5"/></text:p>
      <text:p text:style-name="Standard"><text:s text:c="4"/>if (top == NULL) {</text:p>
      <text:p text:style-name="Standard"><text:s text:c="8"/>top = temp;</text:p>
      <text:p text:style-name="Standard"><text:s text:c="8"/>top-&gt;next = NULL;</text:p>
      <text:p text:style-name="Standard"><text:s text:c="4"/>} else {</text:p>
      <text:p text:style-name="Standard"><text:s text:c="8"/>temp-&gt;next = top;</text:p>
      <text:p text:style-name="Standard"><text:s text:c="8"/>top = temp;</text:p>
      <text:p text:style-name="Standard"><text:s text:c="4"/>}</text:p>
      <text:p text:style-name="Standard">}</text:p>
      <text:p text:style-name="Standard"><text:s/></text:p>
      <text:p text:style-name="Standard">/*</text:p>
      <text:p text:style-name="Standard">Pop Operation: Removes Top Element of the Stack</text:p>
      <text:p text:style-name="Standard">*/</text:p>
      <text:p text:style-name="Standard">void pop() {</text:p>
      <text:p text:style-name="Standard"><text:s text:c="4"/>struct node *temp;</text:p>
      <text:p text:style-name="Standard"><text:s text:c="4"/>if (isEmpty(top)) {</text:p>
      <text:p text:style-name="Standard"><text:s text:c="8"/>printf("\nStack is Empty\n");</text:p>
      <text:p text:style-name="Standard"><text:s text:c="8"/>return;</text:p>
      <text:p text:style-name="Standard"><text:s text:c="4"/>} else {</text:p>
      <text:p text:style-name="Standard"><text:s text:c="8"/>temp = top;</text:p>
      <text:p text:style-name="Standard"><text:s text:c="8"/>top = top-&gt;next;</text:p>
      <text:p text:style-name="Standard"><text:s text:c="8"/>printf("Removed <text:s/>Element : %d\n", temp-&gt;data); <text:s text:c="2"/></text:p>
      <text:p text:style-name="Standard"><text:s text:c="8"/>free(temp); </text:p>
      <text:p text:style-name="Standard"><text:s text:c="4"/>}</text:p>
      <text:p text:style-name="Standard">}</text:p>
      <text:p text:style-name="Standard"><text:s/></text:p>
      <text:p text:style-name="Standard">/*</text:p>
      <text:p text:style-name="Standard"><text:s/>Prints the linked list representation of a stack <text:s/></text:p>
      <text:p text:style-name="Standard">*/</text:p>
      <text:p text:style-name="Standard">void printStack(struct node *nodePtr) {</text:p>
      <text:p text:style-name="Standard"><text:s text:c="2"/>while (nodePtr != NULL) {</text:p>
      <text:p text:style-name="Standard"><text:s text:c="5"/>printf("%d", nodePtr-&gt;data);</text:p>
      <text:p text:style-name="Standard"><text:s text:c="5"/>nodePtr = nodePtr-&gt;next;</text:p>
      <text:p text:style-name="Standard"><text:s text:c="5"/>if(nodePtr != NULL)</text:p>
      <text:p text:style-name="Standard"><text:s text:c="9"/>printf("--&gt;");</text:p>
      <text:p text:style-name="Standard"><text:s text:c="2"/>}</text:p>
      <text:p text:style-name="Standard"><text:s text:c="2"/>printf("\n");</text:p>
      <text:p text:style-name="Standard">}</text:p>
      <text:p text:style-name="Standard"><text:s/></text:p>
      <text:p text:style-name="Standard">void main() {</text:p>
      <text:p text:style-name="Standard"><text:s text:c="3"/>/* Initialize Stack */</text:p>
      <text:p text:style-name="Standard"><text:s text:c="3"/>initialize();</text:p>
      <text:p text:style-name="Standard"><text:s text:c="3"/>/* Push Elements in stack */</text:p>
      <text:p text:style-name="Standard"><text:s text:c="3"/>push(1);</text:p>
      <text:p text:style-name="Standard"><text:s text:c="3"/>push(2);</text:p>
      <text:p text:style-name="Standard"><text:soft-page-break/><text:s text:c="3"/>push(3);</text:p>
      <text:p text:style-name="Standard"><text:s text:c="3"/>push(4);</text:p>
      <text:p text:style-name="Standard"><text:s text:c="3"/>/* Prints Size of Stack */</text:p>
      <text:p text:style-name="Standard"><text:s text:c="3"/>printf("Stack Size : %d\n", getStackSize(top));</text:p>
      <text:p text:style-name="Standard"><text:s text:c="3"/>/* Printing top element of Stack */</text:p>
      <text:p text:style-name="Standard"><text:s text:c="3"/>printf("\nTop Element : %d\n", peek());</text:p>
      <text:p text:style-name="Standard"><text:s text:c="3"/>/* Printing Stack */</text:p>
      <text:p text:style-name="Standard"><text:s text:c="3"/>printf("Stack as linked List\n");</text:p>
      <text:p text:style-name="Standard"><text:s text:c="3"/>printStack(top);</text:p>
      <text:p text:style-name="Standard"><text:s text:c="3"/>/* Removing elements from stack */</text:p>
      <text:p text:style-name="Standard"><text:s text:c="3"/>pop();</text:p>
      <text:p text:style-name="Standard"><text:s text:c="3"/>pop();</text:p>
      <text:p text:style-name="Standard"><text:s text:c="3"/>pop();</text:p>
      <text:p text:style-name="Standard"><text:s text:c="3"/>pop();</text:p>
      <text:p text:style-name="Standard"><text:s text:c="3"/>pop();</text:p>
      <text:p text:style-name="Standard"><text:s text:c="3"/>printStack(top);</text:p>
      <text:p text:style-name="Standard"><text:s text:c="4"/></text:p>
      <text:p text:style-name="Standard"><text:s text:c="3"/>return;</text:p>
      <text:p text:style-name="Standard">}</text:p>
      <text:p text:style-name="Standard"/>
      <text:p text:style-name="Standard"/>
      <text:p text:style-name="Standard"/>
      <text:p text:style-name="P2">Output</text:p>
      <text:p text:style-name="Standard"/>
      <text:p text:style-name="Standard">Stack Size : 4</text:p>
      <text:p text:style-name="Standard"/>
      <text:p text:style-name="Standard">Top Element : 4</text:p>
      <text:p text:style-name="Standard">Stack as linked List</text:p>
      <text:p text:style-name="Standard">4--&gt;3--&gt;2--&gt;1</text:p>
      <text:p text:style-name="Standard">Removed <text:s/>Element : 4</text:p>
      <text:p text:style-name="Standard">Removed <text:s/>Element : 3</text:p>
      <text:p text:style-name="Standard">Removed <text:s/>Element : 2</text:p>
      <text:p text:style-name="Standard">Removed <text:s/>Element : 1</text:p>
      <text:p text:style-name="Standard"/>
      <text:p text:style-name="Standard">Stack is Emp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9T11:41:01.571976119</meta:creation-date>
    <dc:date>2023-09-19T11:43:01.631411985</dc:date>
    <meta:editing-duration>PT2M3S</meta:editing-duration>
    <meta:editing-cycles>1</meta:editing-cycles>
    <meta:document-statistic meta:table-count="0" meta:image-count="0" meta:object-count="0" meta:page-count="6" meta:paragraph-count="263" meta:word-count="647" meta:character-count="3991" meta:non-whitespace-character-count="3132"/>
    <meta:generator>LibreOffice/6.0.7.3$Linux_X86_64 LibreOffice_project/00m0$Build-3</meta:generator>
  </office:meta>
</office:document-meta>
</file>